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1.006cm" fo:min-width="0.798cm" fo:padding-top="0.142cm" fo:padding-bottom="0.142cm" fo:padding-left="0.267cm" fo:padding-right="0.267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082cm" fo:min-width="3.974cm" fo:padding-top="0.151cm" fo:padding-bottom="0.151cm" fo:padding-left="0.276cm" fo:padding-right="0.276cm"/>
    </style:style>
    <style:style style:name="gr3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3.068cm" fo:min-width="2.928cm" fo:padding-top="0.142cm" fo:padding-bottom="0.142cm" fo:padding-left="0.267cm" fo:padding-right="0.267cm"/>
    </style:style>
    <style:style style:name="gr4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2.038cm" fo:min-width="1.864cm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solid" draw:stroke-dash="Fine_20_Dashed" svg:stroke-color="#ed1c24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882cm" svg:height="1.822cm" svg:x="13.659cm" svg:y="6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4cm" svg:height="6.2cm" svg:x="11.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894cm" svg:height="4.74cm" svg:x="12.153cm" svg:y="5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39cm" svg:height="3.284cm" svg:x="12.905cm" svg:y="5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7.423cm" svg:y1="5.859cm" svg:x2="11.776cm" svg:y2="9.141cm">
          <text:p/>
        </draw:line>
        <draw:line draw:style-name="gr5" draw:text-style-name="P1" draw:layer="layout" svg:x1="14.788cm" svg:y1="4.4cm" svg:x2="14.412cm" svg:y2="10.6cm">
          <text:p/>
        </draw:line>
        <draw:line draw:style-name="gr6" draw:text-style-name="P1" draw:layer="layout" svg:x1="14.2cm" svg:y1="11cm" svg:x2="13.8cm" svg:y2="9.4cm">
          <text:p/>
        </draw:line>
        <draw:line draw:style-name="gr7" draw:text-style-name="P1" draw:layer="layout" svg:x1="14.6cm" svg:y1="7.459cm" svg:x2="13.729cm" svg:y2="9.142cm">
          <text:p/>
        </draw:line>
        <draw:frame draw:style-name="gr8" draw:text-style-name="P2" draw:layer="layout" svg:width="0.856cm" svg:height="0.873cm" svg:x="13.944cm" svg:y="11.1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2" draw:layer="layout" svg:width="0.647cm" svg:height="0.873cm" svg:x="14.353cm" svg:y="8.26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5" draw:text-style-name="P1" draw:layer="layout" svg:x1="17.6cm" svg:y1="8.6cm" svg:x2="11.6cm" svg:y2="6.4cm">
          <text:p/>
        </draw:lin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4T07:58:34.466263836</meta:creation-date>
    <dc:date>2017-10-04T08:07:22.341729238</dc:date>
    <meta:editing-duration>PT8M48S</meta:editing-duration>
    <meta:editing-cycles>1</meta:editing-cycles>
    <meta:document-statistic meta:object-count="34"/>
    <meta:generator>LibreOffice/5.4.0.3$Linux_X86_64 LibreOffice_project/40m0$Build-3</meta:generator>
  </office:meta>
</office:document-meta>
</file>

<file path=Object 1/content.xml><?xml version="1.0" encoding="utf-8"?>
<math xmlns="http://www.w3.org/1998/Math/MathML" display="block">
  <semantics>
    <mstyle color="red">
      <msub>
        <mi>m</mi>
        <mi>i</mi>
      </msub>
    </mstyle>
    <annotation encoding="StarMath 5.0">color red {m_i}</annotation>
  </semantics>
</math>
</file>

<file path=Object 2/content.xml><?xml version="1.0" encoding="utf-8"?>
<math xmlns="http://www.w3.org/1998/Math/MathML" display="block">
  <semantics>
    <mstyle color="red">
      <mover accent="true">
        <msub>
          <mi>r</mi>
          <mi>i</mi>
        </msub>
        <mo stretchy="false">⃗</mo>
      </mover>
    </mstyle>
    <annotation encoding="StarMath 5.0">color red {vec r_i}</annotation>
  </semantics>
</math>
</file>